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0A0000005E43215DE03DE74AD1.png" manifest:media-type="image/png"/>
  <manifest:file-entry manifest:full-path="Pictures/10000201000000800000010B4B1FE5C10BE0CC0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71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71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draw:stroke-dash="Dashed_20__28_var_29__20_6720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solid" draw:stroke-dash="Dashed_20__28_var_29__20_672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7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672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7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72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Object_20_with_20_no_20_fill_20_and_20_no_20_line">
      <style:graphic-properties draw:stroke="none" draw:stroke-dash="Dashed_20__28_var_29__20_6727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0" style:family="graphic" style:parent-style-name="standard">
      <style:graphic-properties draw:stroke="solid" draw:stroke-dash="Dashed_20__28_var_29__20_67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72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73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7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73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73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512cm" svg:height="0.38cm" svg:x="10.942cm" svg:y="15.289cm">
            <draw:text-box>
              <text:p text:style-name="P1"><text:span text:style-name="T1">S</text:span></text:p>
            </draw:text-box>
          </draw:frame>
          <draw:frame draw:style-name="gr2" draw:text-style-name="P3" draw:layer="layout" svg:width="0.313cm" svg:height="0.398cm" draw:transform="rotate (-0.346796922371273) translate (10.633cm 15.372cm)">
            <draw:text-box>
              <text:p text:style-name="P1"><text:span text:style-name="T2">¤</text:span></text:p>
            </draw:text-box>
          </draw:frame>
          <draw:frame draw:style-name="gr3" draw:text-style-name="P4" draw:layer="layout" svg:width="0.913cm" svg:height="1.673cm" draw:transform="rotate (-0.345575191894877) translate (10.802cm 13.823cm)">
            <draw:image xlink:href="Pictures/10000201000000800000010B4B1FE5C10BE0CC0D.png" xlink:type="simple" xlink:show="embed" xlink:actuate="onLoad">
              <text:p/>
            </draw:image>
          </draw:frame>
          <draw:line draw:style-name="gr4" draw:text-style-name="P5" draw:layer="layout" svg:x1="9.456cm" svg:y1="15.036cm" svg:x2="9.421cm" svg:y2="15.132cm">
            <text:p/>
          </draw:line>
          <draw:line draw:style-name="gr5" draw:text-style-name="P5" draw:layer="layout" svg:x1="11.041cm" svg:y1="15.622cm" svg:x2="11.006cm" svg:y2="15.718cm">
            <text:p/>
          </draw:line>
          <draw:frame draw:style-name="gr6" draw:text-style-name="P2" draw:layer="layout" svg:width="0.512cm" svg:height="0.38cm" svg:x="9.356cm" svg:y="14.714cm">
            <draw:text-box>
              <text:p text:style-name="P1"><text:span text:style-name="T1">O</text:span></text:p>
            </draw:text-box>
          </draw:frame>
          <draw:line draw:style-name="gr7" draw:text-style-name="P5" draw:layer="layout" svg:x1="10.254cm" svg:y1="15.326cm" svg:x2="10.219cm" svg:y2="15.422cm">
            <text:p/>
          </draw:line>
          <draw:frame draw:style-name="gr8" draw:text-style-name="P3" draw:layer="layout" svg:width="0.511cm" svg:height="0.398cm" draw:transform="rotate (-0.349065850398866) translate (9.769cm 15.058cm)">
            <draw:text-box>
              <text:p text:style-name="P1"><text:span text:style-name="T2">¤</text:span></text:p>
            </draw:text-box>
          </draw:frame>
          <draw:frame draw:style-name="gr9" draw:text-style-name="P4" draw:layer="layout" svg:width="0.084cm" svg:height="0.816cm" draw:transform="rotate (0.127059969545187) translate (10.261cm 14.127cm)">
            <draw:image xlink:href="Pictures/100002010000000A0000005E43215DE03DE74AD1.png" xlink:type="simple" xlink:show="embed" xlink:actuate="onLoad">
              <text:p/>
            </draw:image>
          </draw:frame>
          <draw:line draw:style-name="gr10" draw:text-style-name="P5" draw:layer="layout" svg:x1="10.238cm" svg:y1="15.367cm" svg:x2="10.397cm" svg:y2="14.93cm">
            <text:p/>
          </draw:line>
          <draw:line draw:style-name="gr11" draw:text-style-name="P5" draw:layer="layout" svg:x1="11.02cm" svg:y1="15.67cm" svg:x2="9.404cm" svg:y2="15.081cm">
            <text:p/>
          </draw:line>
          <draw:line draw:style-name="gr12" draw:text-style-name="P5" draw:layer="layout" svg:x1="9.456cm" svg:y1="15.036cm" svg:x2="9.421cm" svg:y2="15.132cm">
            <text:p/>
          </draw:line>
          <draw:line draw:style-name="gr13" draw:text-style-name="P5" draw:layer="layout" svg:x1="11.041cm" svg:y1="15.622cm" svg:x2="11.006cm" svg:y2="15.718cm">
            <text:p/>
          </draw:line>
          <draw:line draw:style-name="gr14" draw:text-style-name="P5" draw:layer="layout" svg:x1="10.254cm" svg:y1="15.326cm" svg:x2="10.219cm" svg:y2="15.422cm">
            <text:p/>
          </draw:line>
          <draw:line draw:style-name="gr15" draw:text-style-name="P5" draw:layer="layout" svg:x1="10.238cm" svg:y1="15.367cm" svg:x2="10.397cm" svg:y2="14.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718" draw:display-name="Dashed (var) 6718" draw:style="rect" draw:dots1="1" draw:dots1-length="0.002cm" draw:dots2="1" draw:dots2-length="0.002cm" draw:distance="0.002cm"/>
    <draw:stroke-dash draw:name="Dashed_20__28_var_29__20_6719" draw:display-name="Dashed (var) 6719" draw:style="rect" draw:dots1="1" draw:dots1-length="0.002cm" draw:dots2="1" draw:dots2-length="0.002cm" draw:distance="0.002cm"/>
    <draw:stroke-dash draw:name="Dashed_20__28_var_29__20_6720" draw:display-name="Dashed (var) 6720" draw:style="rect" draw:dots1="1" draw:dots1-length="0.002cm" draw:dots2="1" draw:dots2-length="0.002cm" draw:distance="0.002cm"/>
    <draw:stroke-dash draw:name="Dashed_20__28_var_29__20_6722" draw:display-name="Dashed (var) 6722" draw:style="rect" draw:dots1="1" draw:dots1-length="0.002cm" draw:dots2="1" draw:dots2-length="0.002cm" draw:distance="0.002cm"/>
    <draw:stroke-dash draw:name="Dashed_20__28_var_29__20_6723" draw:display-name="Dashed (var) 6723" draw:style="rect" draw:dots1="1" draw:dots1-length="0.002cm" draw:dots2="1" draw:dots2-length="0.002cm" draw:distance="0.002cm"/>
    <draw:stroke-dash draw:name="Dashed_20__28_var_29__20_6724" draw:display-name="Dashed (var) 6724" draw:style="rect" draw:dots1="1" draw:dots1-length="0.002cm" draw:dots2="1" draw:dots2-length="0.002cm" draw:distance="0.002cm"/>
    <draw:stroke-dash draw:name="Dashed_20__28_var_29__20_6725" draw:display-name="Dashed (var) 6725" draw:style="rect" draw:dots1="1" draw:dots1-length="0.002cm" draw:dots2="1" draw:dots2-length="0.002cm" draw:distance="0.002cm"/>
    <draw:stroke-dash draw:name="Dashed_20__28_var_29__20_6726" draw:display-name="Dashed (var) 6726" draw:style="rect" draw:dots1="1" draw:dots1-length="0.002cm" draw:dots2="1" draw:dots2-length="0.002cm" draw:distance="0.002cm"/>
    <draw:stroke-dash draw:name="Dashed_20__28_var_29__20_6727" draw:display-name="Dashed (var) 6727" draw:style="rect" draw:dots1="1" draw:dots1-length="0.002cm" draw:dots2="1" draw:dots2-length="0.002cm" draw:distance="0.002cm"/>
    <draw:stroke-dash draw:name="Dashed_20__28_var_29__20_6728" draw:display-name="Dashed (var) 6728" draw:style="rect" draw:dots1="1" draw:dots1-length="0.002cm" draw:dots2="1" draw:dots2-length="0.002cm" draw:distance="0.002cm"/>
    <draw:stroke-dash draw:name="Dashed_20__28_var_29__20_6729" draw:display-name="Dashed (var) 6729" draw:style="rect" draw:dots1="1" draw:dots1-length="0.002cm" draw:dots2="1" draw:dots2-length="0.002cm" draw:distance="0.002cm"/>
    <draw:stroke-dash draw:name="Dashed_20__28_var_29__20_6730" draw:display-name="Dashed (var) 6730" draw:style="rect" draw:dots1="1" draw:dots1-length="0.002cm" draw:dots2="1" draw:dots2-length="0.002cm" draw:distance="0.002cm"/>
    <draw:stroke-dash draw:name="Dashed_20__28_var_29__20_6731" draw:display-name="Dashed (var) 6731" draw:style="rect" draw:dots1="1" draw:dots1-length="0.002cm" draw:dots2="1" draw:dots2-length="0.002cm" draw:distance="0.002cm"/>
    <draw:stroke-dash draw:name="Dashed_20__28_var_29__20_6732" draw:display-name="Dashed (var) 6732" draw:style="rect" draw:dots1="1" draw:dots1-length="0.002cm" draw:dots2="1" draw:dots2-length="0.002cm" draw:distance="0.002cm"/>
    <draw:stroke-dash draw:name="Dashed_20__28_var_29__20_6733" draw:display-name="Dashed (var) 6733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2:06.019665019</meta:creation-date>
    <dc:date>2018-02-09T12:22:27.090091044</dc:date>
    <meta:editing-duration>PT21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